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ff29" officeooo:paragraph-rsid="000bff29"/>
    </style:style>
    <style:style style:name="P2" style:family="paragraph" style:parent-style-name="Standard">
      <style:paragraph-properties fo:text-align="start" style:justify-single-word="false"/>
      <style:text-properties fo:font-weight="bold" officeooo:rsid="000bff29" officeooo:paragraph-rsid="000bff29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bff29" officeooo:paragraph-rsid="000bff29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cd85e" officeooo:paragraph-rsid="000cd85e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ce20e" officeooo:paragraph-rsid="000ce20e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d57ef" officeooo:paragraph-rsid="000d57ef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c74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E236 : Quiz 1</text:p>
      <text:p text:style-name="P1">Mayur Ware | 19D070070</text:p>
      <text:p text:style-name="P2">Observations :</text:p>
      <text:p text:style-name="P5">Q1)</text:p>
      <text:p text:style-name="P6">Transfer Characterirstics of both are almost similar but full wave rectifier has a smooth waveform whereas precision rectifier waveform in not smooth and it is repeatadly following the same path where sometimes it’s getting unregular.</text:p>
      <text:p text:style-name="P3"/>
      <text:p text:style-name="P3">Q2)</text:p>
      <text:p text:style-name="P2">Diode X :</text:p>
      <text:p text:style-name="P3">In log graph,</text:p>
      <text:p text:style-name="P3">x0= 0.26, y0=-7.7931</text:p>
      <text:p text:style-name="P3">x1=0.127, y1=-11.6552</text:p>
      <text:p text:style-name="P3">Slope = 29.2291</text:p>
      <text:p text:style-name="P3">y-intercept = -15.5</text:p>
      <text:p text:style-name="P3"/>
      <text:p text:style-name="P3">So, </text:p>
      <text:p text:style-name="P3">Ideality factor (eta) = 1.3159</text:p>
      <text:p text:style-name="P3">Saturation Current (Is) = 0.186uA</text:p>
      <text:p text:style-name="P3">Peak Inverse Voltage = -75V</text:p>
      <text:p text:style-name="P3">Forward Voltage = 0.3V</text:p>
      <text:p text:style-name="P3"/>
      <text:p text:style-name="P2">Diode Y :</text:p>
      <text:p text:style-name="P3">In log graph,</text:p>
      <text:p text:style-name="P3">x0= 0.4618, y0=-11</text:p>
      <text:p text:style-name="P3">x1=0.2813, y1=-15.80</text:p>
      <text:p text:style-name="P3">Slope = 26.63</text:p>
      <text:p text:style-name="P3">y-intercept = -23.6</text:p>
      <text:p text:style-name="P3"/>
      <text:p text:style-name="P3">So, </text:p>
      <text:p text:style-name="P3">Ideality factor (eta) = 1.<text:span text:style-name="T2">444</text:span></text:p>
      <text:p text:style-name="P3">Saturation Current (Is) = <text:span text:style-name="T2">5.63e-11 </text:span>A</text:p>
      <text:p text:style-name="P3">Peak Inverse Voltage = -<text:span text:style-name="T2">1000</text:span>V</text:p>
      <text:p text:style-name="P3">Forward Voltage = 0.<text:span text:style-name="T2">6</text:span>V</text:p>
      <text:p text:style-name="P3"><text:span text:style-name="T1"/></text:p>
      <text:p text:style-name="P4">Diode X can be used in rectifiers instead of Y as it’s forward bias voltage is low as compared to Y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2T14:58:05.940626004</meta:creation-date>
    <dc:date>2022-02-02T15:42:02.282707600</dc:date>
    <meta:editing-duration>PT13M34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29" meta:word-count="143" meta:character-count="814" meta:non-whitespace-character-count="698"/>
  </office:meta>
</office:document-meta>
</file>